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cd916" officeooo:paragraph-rsid="000cd916"/>
    </style:style>
    <style:style style:name="P2" style:family="paragraph" style:parent-style-name="Standard">
      <style:text-properties officeooo:rsid="000e5b24" officeooo:paragraph-rsid="000e5b24"/>
    </style:style>
    <style:style style:name="P3" style:family="paragraph" style:parent-style-name="Standard">
      <style:text-properties fo:font-style="normal" officeooo:rsid="000e5b24" officeooo:paragraph-rsid="000e5b24" style:font-style-asian="normal" style:font-style-complex="normal"/>
    </style:style>
    <style:style style:name="T1" style:family="text">
      <style:text-properties officeooo:rsid="000e5b24"/>
    </style:style>
    <style:style style:name="T2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had a problem while doing this assignment. I could not find any proxy server that allowed bet365.com traffic to pass.</text:p>
      <text:p text:style-name="P1">So I tested my solution on 3 other websites.</text:p>
      <text:p text:style-name="P1"/>
      <text:p text:style-name="P1">1. One problem I was tackling with during this task, was finding the target link website containing win outrights for World Cup 2018.</text:p>
      <text:p text:style-name="P1"/>
      <text:p text:style-name="P1">The way I finally did it, is finding and following websites via links related to the topic of World Cup.</text:p>
      <text:p text:style-name="P1">Since the task was related only to World Cup, this method as it is (without changing the link titles) cannot be applied to any problem, out of the box.</text:p>
      <text:p text:style-name="P1"/>
      <text:p text:style-name="P1">Another idea that I had, was using the methodology called BM25F, for scoring documents against a input query (finding similarity between query and document)</text:p>
      <text:p text:style-name="P1">While this method could be applied to any potential query, it requires long time processing before doing and document scoring.</text:p>
      <text:p text:style-name="P1">Because Python’s library request does not support asynchronous JavaScript communication, I had to use Selenium for aforementioned preprocessing, which of course implies long processing time.</text:p>
      <text:p text:style-name="P1">Yet again, since the task concerns World Cup 2018, this kind of method sounds like too much for this kind of problem.</text:p>
      <text:p text:style-name="P1"/>
      <text:p text:style-name="P1">Then I figured, that document scoring is exactly what Google is doing, and I decided to try to use its results to find the target link (‘<text:span text:style-name="T2">google.py</text:span>’). However <text:span text:style-name="T1">Google’s first result for an example query ‘</text:span><text:a xlink:type="simple" xlink:href="https://paddypower.com/" text:style-name="Internet_20_link" text:visited-style-name="Visited_20_Internet_20_Link"><text:span text:style-name="T1">https://paddypower.com</text:span></text:a><text:span text:style-name="T1"> world cup 2018 win outrights’ was not exactly what I was expecting it to be.</text:span></text:p>
      <text:p text:style-name="P1"/>
      <text:p text:style-name="P2">My method is in <text:span text:style-name="T2">link_finder.py</text:span></text:p>
      <text:p text:style-name="P2"><text:span text:style-name="T2"/></text:p>
      <text:p text:style-name="P3">2. Another problem I had, was extracting correct numbers from website.</text:p>
      <text:p text:style-name="P3">Again, using Selenium, I looked for a parent node of node containing the team’s name.</text:p>
      <text:p text:style-name="P3">If the parent has no nodes containing score in a form <text:span text:style-name="T2">number/number</text:span>, I moved to it’s grandparent etc…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04:09:06.368957219</meta:creation-date>
    <dc:date>2018-02-16T04:31:19.791904009</dc:date>
    <meta:editing-duration>PT1M33S</meta:editing-duration>
    <meta:editing-cycles>1</meta:editing-cycles>
    <meta:document-statistic meta:table-count="0" meta:image-count="0" meta:object-count="0" meta:page-count="1" meta:paragraph-count="14" meta:word-count="293" meta:character-count="1727" meta:non-whitespace-character-count="1448"/>
    <meta:generator>LibreOffice/5.1.6.2$Linux_X86_64 LibreOffice_project/10m0$Build-2</meta:generator>
  </office:meta>
</office:document-meta>
</file>